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6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3pt" svg:height="255.23pt" svg:x="84.27pt" svg:y="276.32pt">
            <loext:p draw:notify-on-update-of-ranges="Sheet1.H3:Sheet1.K3 Sheet1.A3:Sheet1.A3 Sheet1.H1:Sheet1.K1 Sheet1.A6:Sheet1.A6 Sheet1.H1:Sheet1.K1 Sheet1.H6:Sheet1.K6 Sheet1.A7:Sheet1.A7 Sheet1.H1:Sheet1.K1 Sheet1.H7:Sheet1.K7 Sheet1.A4:Sheet1.A4 Sheet1.H1:Sheet1.K1 Sheet1.H4:Sheet1.K4 Sheet1.A5:Sheet1.A5 Sheet1.H1:Sheet1.K1 Sheet1.H5:Sheet1.K5 Sheet1.A8:Sheet1.A8 Sheet1.H1:Sheet1.K1 Sheet1.H8:Sheet1.K8 Sheet1.A9:Sheet1.A9 Sheet1.H1:Sheet1.K1 Sheet1.H9:Sheet1.K9 Sheet1.A10:Sheet1.A10 Sheet1.H1:Sheet1.K1 Sheet1.H10:Sheet1.K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3pt" svg:height="255.26pt" svg:x="559.56pt" svg:y="274.05pt">
            <loext:p draw:notify-on-update-of-ranges="Sheet1.A3:Sheet1.A10 Sheet1.N3:Sheet1.N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ssure (mbar)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5" calcext:value-type="float">
            <text:p>5.00E-07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05" calcext:value-type="float">
            <text:p>5.00E-08</text:p>
          </table:table-cell>
          <table:table-cell/>
          <table:table-cell office:value-type="string" calcext:value-type="string">
            <text:p>ln(P)</text:p>
          </table:table-cell>
          <table:table-cell table:style-name="ce3" table:formula="of:=LN([.B1]*0.76)" office:value-type="float" office:value="-14.089947403666" calcext:value-type="float">
            <text:p>-14.0899</text:p>
          </table:table-cell>
          <table:table-cell table:style-name="ce3" table:formula="of:=LN([.C1]*0.76)" office:value-type="float" office:value="-14.783094584226" calcext:value-type="float">
            <text:p>-14.7831</text:p>
          </table:table-cell>
          <table:table-cell table:style-name="ce3" table:formula="of:=LN([.D1]*0.76)" office:value-type="float" office:value="-16.3925324966601" calcext:value-type="float">
            <text:p>-16.3925</text:p>
          </table:table-cell>
          <table:table-cell table:style-name="ce3" table:formula="of:=LN([.E1]*0.76)" office:value-type="float" office:value="-17.08567967722" calcext:value-type="float">
            <text:p>-17.0857</text:p>
          </table:table-cell>
          <table:table-cell/>
          <table:table-cell office:value-type="string" calcext:value-type="string">
            <text:p>Slope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4" table:style-name="ce2" office:value-type="string" calcext:value-type="string">
            <text:p>Temp</text:p>
          </table:table-cell>
          <table:table-cell/>
          <table:table-cell table:style-name="ce2"/>
          <table:table-cell table:number-columns-repeated="4" table:style-name="ce2" office:value-type="string" calcext:value-type="string">
            <text:p>1/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B3]" office:value-type="float" office:value="0.00591715976331361" calcext:value-type="float">
            <text:p>0.0059171598</text:p>
          </table:table-cell>
          <table:table-cell table:formula="of:=1/[.C3]" office:value-type="float" office:value="0.00606060606060606" calcext:value-type="float">
            <text:p>0.0060606061</text:p>
          </table:table-cell>
          <table:table-cell table:formula="of:=1/[.D3]" office:value-type="float" office:value="0.00628930817610063" calcext:value-type="float">
            <text:p>0.0062893082</text:p>
          </table:table-cell>
          <table:table-cell table:formula="of:=1/[.E3]" office:value-type="float" office:value="0.00636942675159236" calcext:value-type="float">
            <text:p>0.0063694268</text:p>
          </table:table-cell>
          <table:table-cell/>
          <table:table-cell office:value-type="float" office:value="-6656" calcext:value-type="float">
            <text:p>-6656</text:p>
          </table:table-cell>
          <table:table-cell table:formula="of:=-1*[.M3]*(0.008314)" office:value-type="float" office:value="55.337984" calcext:value-type="float">
            <text:p>55.3379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B4]" office:value-type="float" office:value="0.00613496932515337" calcext:value-type="float">
            <text:p>0.0061349693</text:p>
          </table:table-cell>
          <table:table-cell table:formula="of:=1/[.C4]" office:value-type="float" office:value="0.00625" calcext:value-type="float">
            <text:p>0.00625</text:p>
          </table:table-cell>
          <table:table-cell table:formula="of:=1/[.D4]" office:value-type="float" office:value="0.00649350649350649" calcext:value-type="float">
            <text:p>0.0064935065</text:p>
          </table:table-cell>
          <table:table-cell table:formula="of:=1/[.E4]" office:value-type="float" office:value="0.00662251655629139" calcext:value-type="float">
            <text:p>0.0066225166</text:p>
          </table:table-cell>
          <table:table-cell/>
          <table:table-cell office:value-type="float" office:value="-6235.3" calcext:value-type="float">
            <text:p>-6235.3</text:p>
          </table:table-cell>
          <table:table-cell table:formula="of:=-1*[.M4]*(0.008314)" office:value-type="float" office:value="51.8402842" calcext:value-type="float">
            <text:p>51.8402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1/[.B5]" office:value-type="float" office:value="0.00625" calcext:value-type="float">
            <text:p>0.00625</text:p>
          </table:table-cell>
          <table:table-cell table:formula="of:=1/[.C5]" office:value-type="float" office:value="0.00632911392405063" calcext:value-type="float">
            <text:p>0.0063291139</text:p>
          </table:table-cell>
          <table:table-cell table:formula="of:=1/[.D5]" office:value-type="float" office:value="0.00662251655629139" calcext:value-type="float">
            <text:p>0.0066225166</text:p>
          </table:table-cell>
          <table:table-cell table:formula="of:=1/[.E5]" office:value-type="float" office:value="0.00671140939597315" calcext:value-type="float">
            <text:p>0.0067114094</text:p>
          </table:table-cell>
          <table:table-cell/>
          <table:table-cell office:value-type="float" office:value="-6201.6" calcext:value-type="float">
            <text:p>-6201.6</text:p>
          </table:table-cell>
          <table:table-cell table:formula="of:=-1*[.M5]*(0.008314)" office:value-type="float" office:value="51.5601024" calcext:value-type="float">
            <text:p>51.5601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1/[.B6]" office:value-type="float" office:value="0.00641025641025641" calcext:value-type="float">
            <text:p>0.0064102564</text:p>
          </table:table-cell>
          <table:table-cell table:formula="of:=1/[.C6]" office:value-type="float" office:value="0.0065359477124183" calcext:value-type="float">
            <text:p>0.0065359477</text:p>
          </table:table-cell>
          <table:table-cell table:formula="of:=1/[.D6]" office:value-type="float" office:value="0.00675675675675676" calcext:value-type="float">
            <text:p>0.0067567568</text:p>
          </table:table-cell>
          <table:table-cell table:formula="of:=1/[.E6]" office:value-type="float" office:value="0.00684931506849315" calcext:value-type="float">
            <text:p>0.0068493151</text:p>
          </table:table-cell>
          <table:table-cell/>
          <table:table-cell office:value-type="float" office:value="-6901.4" calcext:value-type="float">
            <text:p>-6901.4</text:p>
          </table:table-cell>
          <table:table-cell table:formula="of:=-1*[.M6]*(0.008314)" office:value-type="float" office:value="57.3782396" calcext:value-type="float">
            <text:p>57.37823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1/[.B7]" office:value-type="float" office:value="0.00649350649350649" calcext:value-type="float">
            <text:p>0.0064935065</text:p>
          </table:table-cell>
          <table:table-cell table:formula="of:=1/[.C7]" office:value-type="float" office:value="0.00666666666666667" calcext:value-type="float">
            <text:p>0.0066666667</text:p>
          </table:table-cell>
          <table:table-cell table:formula="of:=1/[.D7]" office:value-type="float" office:value="0.00689655172413793" calcext:value-type="float">
            <text:p>0.0068965517</text:p>
          </table:table-cell>
          <table:table-cell table:formula="of:=1/[.E7]" office:value-type="float" office:value="0.00709219858156028" calcext:value-type="float">
            <text:p>0.0070921986</text:p>
          </table:table-cell>
          <table:table-cell/>
          <table:table-cell office:value-type="float" office:value="-5257.2" calcext:value-type="float">
            <text:p>-5257.2</text:p>
          </table:table-cell>
          <table:table-cell table:formula="of:=-1*[.M7]*(0.008314)" office:value-type="float" office:value="43.7083608" calcext:value-type="float">
            <text:p>43.70836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1/[.B8]" office:value-type="float" office:value="0.00675675675675676" calcext:value-type="float">
            <text:p>0.0067567568</text:p>
          </table:table-cell>
          <table:table-cell table:formula="of:=1/[.C8]" office:value-type="float" office:value="0.00689655172413793" calcext:value-type="float">
            <text:p>0.0068965517</text:p>
          </table:table-cell>
          <table:table-cell table:formula="of:=1/[.D8]" office:value-type="float" office:value="0.0072992700729927" calcext:value-type="float">
            <text:p>0.0072992701</text:p>
          </table:table-cell>
          <table:table-cell table:formula="of:=1/[.E8]" office:value-type="float" office:value="0.00769230769230769" calcext:value-type="float">
            <text:p>0.0076923077</text:p>
          </table:table-cell>
          <table:table-cell/>
          <table:table-cell office:value-type="float" office:value="-3226.6" calcext:value-type="float">
            <text:p>-3226.6</text:p>
          </table:table-cell>
          <table:table-cell table:formula="of:=-1*[.M8]*(0.008314)" office:value-type="float" office:value="26.8259524" calcext:value-type="float">
            <text:p>26.82595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B9]" office:value-type="float" office:value="0.00714285714285714" calcext:value-type="float">
            <text:p>0.0071428571</text:p>
          </table:table-cell>
          <table:table-cell table:formula="of:=1/[.C9]" office:value-type="float" office:value="0.00740740740740741" calcext:value-type="float">
            <text:p>0.0074074074</text:p>
          </table:table-cell>
          <table:table-cell table:formula="of:=1/[.D9]" office:value-type="float" office:value="0.0078740157480315" calcext:value-type="float">
            <text:p>0.0078740157</text:p>
          </table:table-cell>
          <table:table-cell table:formula="of:=1/[.E9]" office:value-type="float" office:value="0.00819672131147541" calcext:value-type="float">
            <text:p>0.0081967213</text:p>
          </table:table-cell>
          <table:table-cell/>
          <table:table-cell office:value-type="float" office:value="-2938.3" calcext:value-type="float">
            <text:p>-2938.3</text:p>
          </table:table-cell>
          <table:table-cell table:formula="of:=-1*[.M9]*(0.008314)" office:value-type="float" office:value="24.4290262" calcext:value-type="float">
            <text:p>24.42902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1/[.B10]" office:value-type="float" office:value="0.00746268656716418" calcext:value-type="float">
            <text:p>0.0074626866</text:p>
          </table:table-cell>
          <table:table-cell table:formula="of:=1/[.C10]" office:value-type="float" office:value="0.0078740157480315" calcext:value-type="float">
            <text:p>0.0078740157</text:p>
          </table:table-cell>
          <table:table-cell table:formula="of:=1/[.D10]" office:value-type="float" office:value="0.00847457627118644" calcext:value-type="float">
            <text:p>0.0084745763</text:p>
          </table:table-cell>
          <table:table-cell table:formula="of:=1/[.E10]" office:value-type="float" office:value="0.00862068965517241" calcext:value-type="float">
            <text:p>0.0086206897</text:p>
          </table:table-cell>
          <table:table-cell/>
          <table:table-cell office:value-type="float" office:value="-2553.9" calcext:value-type="float">
            <text:p>-2553.9</text:p>
          </table:table-cell>
          <table:table-cell table:formula="of:=-1*[.M10]*(0.008314)" office:value-type="float" office:value="21.2331246" calcext:value-type="float">
            <text:p>21.2331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6:34:34.263676413</meta:creation-date>
    <dc:date>2016-10-25T17:36:24.116892320</dc:date>
    <meta:editing-duration>PT8M18S</meta:editing-duration>
    <meta:editing-cycles>2</meta:editing-cycles>
    <meta:generator>LibreOffice/5.1.4.2$Linux_X86_64 LibreOffice_project/10m0$Build-2</meta:generator>
    <meta:document-statistic meta:table-count="1" meta:cell-count="1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21">
      <style:chart-properties chart:display-label="true" chart:logarithmic="false" chart:minimum="-18" chart:maximum="-1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legend chart:legend-position="end" svg:x="14.283cm" svg:y="2.46cm" style:legend-expansion="high" chart:style-name="ch2"/>
        <chart:plot-area chart:style-name="ch3" table:cell-range-address="Sheet1.H3:Sheet1.K3 Sheet1.A3:Sheet1.A10 Sheet1.H1:Sheet1.K1" chart:data-source-has-labels="column" svg:x="1.474cm" svg:y="0.18cm" svg:width="12.49cm" svg:height="7.52cm">
          <chartooo:coordinate-region svg:x="2.492cm" svg:y="0.379cm" svg:width="11.048cm" svg:height="7.122cm"/>
          <chart:axis chart:dimension="x" chart:name="primary-x" chart:style-name="ch4">
            <chart:title svg:x="7.338cm" svg:y="7.88cm" chart:style-name="ch5">
              <text:p>1/T</text:p>
            </chart:title>
          </chart:axis>
          <chart:axis chart:dimension="y" chart:name="primary-y" chart:style-name="ch6">
            <chart:title svg:x="0.451cm" svg:y="4.466cm" chart:style-name="ch7">
              <text:p>ln(P)</text:p>
            </chart:title>
          </chart:axis>
          <chart:series chart:style-name="ch8" chart:values-cell-range-address="Sheet1.H1:Sheet1.K1" chart:label-cell-address="Sheet1.A3:Sheet1.A3" chart:class="chart:scatter">
            <chart:domain table:cell-range-address="Sheet1.H3:Sheet1.K3"/>
            <chart:data-point chart:repeated="4"/>
          </chart:series>
          <chart:series chart:style-name="ch9" chart:values-cell-range-address="Sheet1.H1:Sheet1.K1" chart:label-cell-address="Sheet1.A6:Sheet1.A6" chart:class="chart:scatter">
            <chart:domain table:cell-range-address="Sheet1.H6:Sheet1.K6"/>
            <chart:data-point chart:repeated="4"/>
          </chart:series>
          <chart:series chart:style-name="ch10" chart:values-cell-range-address="Sheet1.H1:Sheet1.K1" chart:label-cell-address="Sheet1.A7:Sheet1.A7" chart:class="chart:scatter">
            <chart:domain table:cell-range-address="Sheet1.H7:Sheet1.K7"/>
            <chart:data-point chart:repeated="4"/>
          </chart:series>
          <chart:series chart:style-name="ch11" chart:values-cell-range-address="Sheet1.H1:Sheet1.K1" chart:label-cell-address="Sheet1.A4:Sheet1.A4" chart:class="chart:scatter">
            <chart:domain table:cell-range-address="Sheet1.H4:Sheet1.K4"/>
            <chart:data-point chart:repeated="4"/>
          </chart:series>
          <chart:series chart:style-name="ch12" chart:values-cell-range-address="Sheet1.H1:Sheet1.K1" chart:label-cell-address="Sheet1.A5:Sheet1.A5" chart:class="chart:scatter">
            <chart:domain table:cell-range-address="Sheet1.H5:Sheet1.K5"/>
            <chart:data-point chart:repeated="4"/>
          </chart:series>
          <chart:series chart:style-name="ch13" chart:values-cell-range-address="Sheet1.H1:Sheet1.K1" chart:label-cell-address="Sheet1.A8:Sheet1.A8" chart:class="chart:scatter">
            <chart:domain table:cell-range-address="Sheet1.H8:Sheet1.K8"/>
            <chart:data-point chart:repeated="4"/>
          </chart:series>
          <chart:series chart:style-name="ch14" chart:values-cell-range-address="Sheet1.H1:Sheet1.K1" chart:label-cell-address="Sheet1.A9:Sheet1.A9" chart:class="chart:scatter">
            <chart:domain table:cell-range-address="Sheet1.H9:Sheet1.K9"/>
            <chart:data-point chart:repeated="4"/>
          </chart:series>
          <chart:series chart:style-name="ch15" chart:values-cell-range-address="Sheet1.H1:Sheet1.K1" chart:label-cell-address="Sheet1.A10:Sheet1.A10" chart:class="chart:scatter">
            <chart:domain table:cell-range-address="Sheet1.H10:Sheet1.K1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00591715976331361">
                <text:p>0.00591715976331361</text:p>
                <draw:g>
                  <svg:desc>Sheet1.H3:Sheet1.K3</svg:desc>
                </draw:g>
              </table:table-cell>
              <table:table-cell office:value-type="float" office:value="0.00606060606060606">
                <text:p>0.00606060606060606</text:p>
              </table:table-cell>
              <table:table-cell office:value-type="float" office:value="0.00628930817610063">
                <text:p>0.00628930817610063</text:p>
              </table:table-cell>
              <table:table-cell office:value-type="float" office:value="0.00636942675159236">
                <text:p>0.00636942675159236</text:p>
              </table:table-cell>
            </table:table-row>
            <table:table-row>
              <table:table-cell office:value-type="string">
                <text:p>1</text:p>
                <draw:g>
                  <svg:desc>Sheet1.A3:Sheet1.A3</svg:desc>
                </draw:g>
              </table:table-cell>
              <table:table-cell office:value-type="float" office:value="-14.089947403666">
                <text:p>-14.089947403666</text:p>
                <draw:g>
                  <svg:desc>Sheet1.H1:Sheet1.K1</svg:desc>
                </draw:g>
              </table:table-cell>
              <table:table-cell office:value-type="float" office:value="-14.783094584226">
                <text:p>-14.783094584226</text:p>
              </table:table-cell>
              <table:table-cell office:value-type="float" office:value="-16.3925324966601">
                <text:p>-16.3925324966601</text:p>
              </table:table-cell>
              <table:table-cell office:value-type="float" office:value="-17.08567967722">
                <text:p>-17.08567967722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0641025641025641">
                <text:p>0.00641025641025641</text:p>
                <draw:g>
                  <svg:desc>Sheet1.H6:Sheet1.K6</svg:desc>
                </draw:g>
              </table:table-cell>
              <table:table-cell office:value-type="float" office:value="0.0065359477124183">
                <text:p>0.0065359477124183</text:p>
              </table:table-cell>
              <table:table-cell office:value-type="float" office:value="0.00675675675675676">
                <text:p>0.00675675675675676</text:p>
              </table:table-cell>
              <table:table-cell office:value-type="float" office:value="0.00684931506849315">
                <text:p>0.00684931506849315</text:p>
              </table:table-cell>
            </table:table-row>
            <table:table-row>
              <table:table-cell office:value-type="string">
                <text:p>7</text:p>
                <draw:g>
                  <svg:desc>Sheet1.A6:Sheet1.A6</svg:desc>
                </draw:g>
              </table:table-cell>
              <table:table-cell office:value-type="float" office:value="-14.089947403666">
                <text:p>-14.089947403666</text:p>
                <draw:g>
                  <svg:desc>Sheet1.H1:Sheet1.K1</svg:desc>
                </draw:g>
              </table:table-cell>
              <table:table-cell office:value-type="float" office:value="-14.783094584226">
                <text:p>-14.783094584226</text:p>
              </table:table-cell>
              <table:table-cell office:value-type="float" office:value="-16.3925324966601">
                <text:p>-16.3925324966601</text:p>
              </table:table-cell>
              <table:table-cell office:value-type="float" office:value="-17.08567967722">
                <text:p>-17.08567967722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0649350649350649">
                <text:p>0.00649350649350649</text:p>
                <draw:g>
                  <svg:desc>Sheet1.H7:Sheet1.K7</svg:desc>
                </draw:g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0689655172413793">
                <text:p>0.00689655172413793</text:p>
              </table:table-cell>
              <table:table-cell office:value-type="float" office:value="0.00709219858156028">
                <text:p>0.00709219858156028</text:p>
              </table:table-cell>
            </table:table-row>
            <table:table-row>
              <table:table-cell office:value-type="string">
                <text:p>8</text:p>
                <draw:g>
                  <svg:desc>Sheet1.A7:Sheet1.A7</svg:desc>
                </draw:g>
              </table:table-cell>
              <table:table-cell office:value-type="float" office:value="-14.089947403666">
                <text:p>-14.089947403666</text:p>
                <draw:g>
                  <svg:desc>Sheet1.H1:Sheet1.K1</svg:desc>
                </draw:g>
              </table:table-cell>
              <table:table-cell office:value-type="float" office:value="-14.783094584226">
                <text:p>-14.783094584226</text:p>
              </table:table-cell>
              <table:table-cell office:value-type="float" office:value="-16.3925324966601">
                <text:p>-16.3925324966601</text:p>
              </table:table-cell>
              <table:table-cell office:value-type="float" office:value="-17.08567967722">
                <text:p>-17.0856796772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0613496932515337">
                <text:p>0.00613496932515337</text:p>
                <draw:g>
                  <svg:desc>Sheet1.H4:Sheet1.K4</svg:desc>
                </draw:g>
              </table:table-cell>
              <table:table-cell office:value-type="float" office:value="0.00625">
                <text:p>0.00625</text:p>
              </table:table-cell>
              <table:table-cell office:value-type="float" office:value="0.00649350649350649">
                <text:p>0.00649350649350649</text:p>
              </table:table-cell>
              <table:table-cell office:value-type="float" office:value="0.00662251655629139">
                <text:p>0.00662251655629139</text:p>
              </table:table-cell>
            </table:table-row>
            <table:table-row>
              <table:table-cell office:value-type="string">
                <text:p>3</text:p>
                <draw:g>
                  <svg:desc>Sheet1.A4:Sheet1.A4</svg:desc>
                </draw:g>
              </table:table-cell>
              <table:table-cell office:value-type="float" office:value="-14.089947403666">
                <text:p>-14.089947403666</text:p>
                <draw:g>
                  <svg:desc>Sheet1.H1:Sheet1.K1</svg:desc>
                </draw:g>
              </table:table-cell>
              <table:table-cell office:value-type="float" office:value="-14.783094584226">
                <text:p>-14.783094584226</text:p>
              </table:table-cell>
              <table:table-cell office:value-type="float" office:value="-16.3925324966601">
                <text:p>-16.3925324966601</text:p>
              </table:table-cell>
              <table:table-cell office:value-type="float" office:value="-17.08567967722">
                <text:p>-17.0856796772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0625">
                <text:p>0.00625</text:p>
                <draw:g>
                  <svg:desc>Sheet1.H5:Sheet1.K5</svg:desc>
                </draw:g>
              </table:table-cell>
              <table:table-cell office:value-type="float" office:value="0.00632911392405063">
                <text:p>0.00632911392405063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671140939597315">
                <text:p>0.00671140939597315</text:p>
              </table:table-cell>
            </table:table-row>
            <table:table-row>
              <table:table-cell office:value-type="string">
                <text:p>5</text:p>
                <draw:g>
                  <svg:desc>Sheet1.A5:Sheet1.A5</svg:desc>
                </draw:g>
              </table:table-cell>
              <table:table-cell office:value-type="float" office:value="-14.089947403666">
                <text:p>-14.089947403666</text:p>
                <draw:g>
                  <svg:desc>Sheet1.H1:Sheet1.K1</svg:desc>
                </draw:g>
              </table:table-cell>
              <table:table-cell office:value-type="float" office:value="-14.783094584226">
                <text:p>-14.783094584226</text:p>
              </table:table-cell>
              <table:table-cell office:value-type="float" office:value="-16.3925324966601">
                <text:p>-16.3925324966601</text:p>
              </table:table-cell>
              <table:table-cell office:value-type="float" office:value="-17.08567967722">
                <text:p>-17.08567967722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00675675675675676">
                <text:p>0.00675675675675676</text:p>
                <draw:g>
                  <svg:desc>Sheet1.H8:Sheet1.K8</svg:desc>
                </draw:g>
              </table:table-cell>
              <table:table-cell office:value-type="float" office:value="0.00689655172413793">
                <text:p>0.00689655172413793</text:p>
              </table:table-cell>
              <table:table-cell office:value-type="float" office:value="0.0072992700729927">
                <text:p>0.0072992700729927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9</text:p>
                <draw:g>
                  <svg:desc>Sheet1.A8:Sheet1.A8</svg:desc>
                </draw:g>
              </table:table-cell>
              <table:table-cell office:value-type="float" office:value="-14.089947403666">
                <text:p>-14.089947403666</text:p>
                <draw:g>
                  <svg:desc>Sheet1.H1:Sheet1.K1</svg:desc>
                </draw:g>
              </table:table-cell>
              <table:table-cell office:value-type="float" office:value="-14.783094584226">
                <text:p>-14.783094584226</text:p>
              </table:table-cell>
              <table:table-cell office:value-type="float" office:value="-16.3925324966601">
                <text:p>-16.3925324966601</text:p>
              </table:table-cell>
              <table:table-cell office:value-type="float" office:value="-17.08567967722">
                <text:p>-17.08567967722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00714285714285714">
                <text:p>0.00714285714285714</text:p>
                <draw:g>
                  <svg:desc>Sheet1.H9:Sheet1.K9</svg:desc>
                </draw:g>
              </table:table-cell>
              <table:table-cell office:value-type="float" office:value="0.00740740740740741">
                <text:p>0.00740740740740741</text:p>
              </table:table-cell>
              <table:table-cell office:value-type="float" office:value="0.0078740157480315">
                <text:p>0.0078740157480315</text:p>
              </table:table-cell>
              <table:table-cell office:value-type="float" office:value="0.00819672131147541">
                <text:p>0.00819672131147541</text:p>
              </table:table-cell>
            </table:table-row>
            <table:table-row>
              <table:table-cell office:value-type="string">
                <text:p>10</text:p>
                <draw:g>
                  <svg:desc>Sheet1.A9:Sheet1.A9</svg:desc>
                </draw:g>
              </table:table-cell>
              <table:table-cell office:value-type="float" office:value="-14.089947403666">
                <text:p>-14.089947403666</text:p>
                <draw:g>
                  <svg:desc>Sheet1.H1:Sheet1.K1</svg:desc>
                </draw:g>
              </table:table-cell>
              <table:table-cell office:value-type="float" office:value="-14.783094584226">
                <text:p>-14.783094584226</text:p>
              </table:table-cell>
              <table:table-cell office:value-type="float" office:value="-16.3925324966601">
                <text:p>-16.3925324966601</text:p>
              </table:table-cell>
              <table:table-cell office:value-type="float" office:value="-17.08567967722">
                <text:p>-17.08567967722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00746268656716418">
                <text:p>0.00746268656716418</text:p>
                <draw:g>
                  <svg:desc>Sheet1.H10:Sheet1.K10</svg:desc>
                </draw:g>
              </table:table-cell>
              <table:table-cell office:value-type="float" office:value="0.0078740157480315">
                <text:p>0.0078740157480315</text:p>
              </table:table-cell>
              <table:table-cell office:value-type="float" office:value="0.00847457627118644">
                <text:p>0.00847457627118644</text:p>
              </table:table-cell>
              <table:table-cell office:value-type="float" office:value="0.00862068965517241">
                <text:p>0.00862068965517241</text:p>
              </table:table-cell>
            </table:table-row>
            <table:table-row>
              <table:table-cell office:value-type="string">
                <text:p>11</text:p>
                <draw:g>
                  <svg:desc>Sheet1.A10:Sheet1.A10</svg:desc>
                </draw:g>
              </table:table-cell>
              <table:table-cell office:value-type="float" office:value="-14.089947403666">
                <text:p>-14.089947403666</text:p>
                <draw:g>
                  <svg:desc>Sheet1.H1:Sheet1.K1</svg:desc>
                </draw:g>
              </table:table-cell>
              <table:table-cell office:value-type="float" office:value="-14.783094584226">
                <text:p>-14.783094584226</text:p>
              </table:table-cell>
              <table:table-cell office:value-type="float" office:value="-16.3925324966601">
                <text:p>-16.3925324966601</text:p>
              </table:table-cell>
              <table:table-cell office:value-type="float" office:value="-17.08567967722">
                <text:p>-17.085679677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plot-area chart:style-name="ch2" table:cell-range-address="Sheet1.A3:Sheet1.A10 Sheet1.N3:Sheet1.N10" svg:x="1.474cm" svg:y="0.18cm" svg:width="14.204cm" svg:height="7.521cm">
          <chartooo:coordinate-region svg:x="2.095cm" svg:y="0.379cm" svg:width="13.396cm" svg:height="6.675cm"/>
          <chart:axis chart:dimension="x" chart:name="primary-x" chart:style-name="ch3">
            <chart:title svg:x="6.978cm" svg:y="7.881cm" chart:style-name="ch4">
              <text:p>N intensity (a.u.)</text:p>
            </chart:title>
          </chart:axis>
          <chart:axis chart:dimension="y" chart:name="primary-y" chart:style-name="ch3">
            <chart:title svg:x="0.451cm" svg:y="4.995cm" chart:style-name="ch5">
              <text:p>q(kJ/mole)</text:p>
            </chart:title>
          </chart:axis>
          <chart:series chart:style-name="ch6" chart:values-cell-range-address="Sheet1.N3:Sheet1.N10" chart:class="chart:scatter">
            <chart:domain table:cell-range-address="Sheet1.A3:Sheet1.A10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55.337984">
                <text:p>55.337984</text:p>
                <draw:g>
                  <svg:desc>Sheet1.N3:Sheet1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1.8402842">
                <text:p>51.8402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1.5601024">
                <text:p>51.5601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7.3782396">
                <text:p>57.3782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3.7083608">
                <text:p>43.708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6.8259524">
                <text:p>26.8259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4.4290262">
                <text:p>24.4290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1.2331246">
                <text:p>21.23312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